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style:font-name="Arial" fo:font-size="11pt" fo:language="en" fo:country="US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ff0000"/>
    </style:style>
    <style:style style:name="T5" style:family="text">
      <style:text-properties fo:color="#ff0000" fo:language="en" fo:country="US"/>
    </style:style>
    <style:style style:name="T6" style:family="text">
      <style:text-properties fo:color="#2323dc" fo:language="en" fo:country="US"/>
    </style:style>
    <style:style style:name="T7" style:family="text">
      <style:text-properties fo:color="#0000f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3">Template with all types of fields</text:p>
        <text:p text:style-name="P1"/>
        <text:p text:style-name="P5">This document is used to test functinalities relevant with fields. It contains two variables and two user fields.</text:p>
        <text:p text:style-name="P2"><text:span text:style-name="T1">The name of variable #1 is </text:span><text:span text:style-name="T2">var1</text:span><text:span text:style-name="T1"> and its value is </text:span><text:span text:style-name="T5"><text:variable-set text:name="var1" office:value-type="string">valueOfVar1</text:variable-set></text:span><text:span text:style-name="T1">.</text:span></text:p>
        <text:p text:style-name="P2"><text:span text:style-name="T1">The name of variable #2 is </text:span><text:span text:style-name="T2">var2</text:span><text:span text:style-name="T1"> and its value is </text:span><text:span text:style-name="T5"><text:variable-set text:name="var2" office:value-type="string">valueOfVar2</text:variable-set></text:span><text:span text:style-name="T1">.</text:span></text:p>
        <text:p text:style-name="P5">Values of variables are in red.</text:p>
        <text:p text:style-name="P5">The first variable is displayed two times: <text:span text:style-name="T4"><text:variable-set text:name="var1" office:value-type="string">v</text:variable-set></text:span></text:p>
        <text:p text:style-name="P5"/>
        <text:p text:style-name="P5">Similarly the uses fields are the following two:</text:p>
        <text:p text:style-name="P2"><text:span text:style-name="T1">The name of user field #1 is </text:span><text:span text:style-name="T2">field1</text:span><text:span text:style-name="T1"> and its value is </text:span><text:span text:style-name="T6"><text:user-field-get text:name="field1">valueOfField1</text:user-field-get></text:span><text:span text:style-name="T1">.</text:span></text:p>
        <text:p text:style-name="P2"><text:span text:style-name="T1">The name of user field #2 is </text:span><text:span text:style-name="T2">field2</text:span><text:span text:style-name="T1"> and its value is </text:span><text:span text:style-name="T6"><text:user-field-get text:name="field2">valueOfField2</text:user-field-get></text:span><text:span text:style-name="T1">.</text:span></text:p>
        <text:p text:style-name="P5">Values of user fields are in blue.</text:p>
        <text:p text:style-name="P5">The first field is displayed two times: <text:span text:style-name="T7"><text:user-field-get text:name="field1">valueOfField1</text:user-field-get></text:span></text:p>
        <text:p text:style-name="P5"/>
        <text:p text:style-name="P5"/>
        <text:p text:style-name="P2"><text:span text:style-name="T1">The whole document is inside a section with the name </text:span><text:span text:style-name="T3">Section1</text:span><text:span text:style-name="T1">.</text:span></text:p>
      </text:section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1-07-08T05:08:34</dc:date>
    <dc:creator>nakosspy </dc:creator>
    <meta:editing-duration>PT00H18M40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122" meta:character-count="674"/>
  </office:meta>
</office:document-meta>
</file>